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text-properties fo:language="cs" fo:country="CZ"/>
    </style:style>
    <style:style style:name="P5" style:family="paragraph" style:parent-style-name="Text_20_body" style:list-style-name="L1">
      <style:text-properties fo:language="cs" fo:country="CZ"/>
    </style:style>
    <style:style style:name="P6" style:family="paragraph" style:parent-style-name="Text_20_body" style:list-style-name="L1">
      <style:text-properties fo:language="cs" fo:country="CZ" fo:font-style="normal" style:font-style-asian="normal" style:font-style-complex="normal"/>
    </style:style>
    <style:style style:name="P7"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font-style="italic" style:text-underline-style="solid" style:text-underline-type="double"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6109896575072710308" text:style-name="L1">
        <text:list-item>
          <text:p text:style-name="P5">Abstrakt (stručně a dobře napsané shrnutí, co práce řeší a s jakými výsledky):</text:p>
        </text:list-item>
        <text:list-item>
          <text:p text:style-name="P5">Úvod (význam dat o trestné činnosti, poskytovatelé, problémy):</text:p>
          <text:list>
            <text:list-item>
              <text:p text:style-name="P5">kontext:</text:p>
              <text:list>
                <text:list-item>
                  <text:p text:style-name="P5">otevřená data:</text:p>
                  <text:list>
                    <text:list-item>
                      <text:p text:style-name="P5">definice</text:p>
                    </text:list-item>
                    <text:list-item>
                      <text:p text:style-name="P5">výhody a využití: datová žurnalistika, podklad pro aplikace generující přidanou hodnotu (např. zajímavá vizualizace dat), možnost zpracování v analytických (statistických?) a vizualizačních nástrojích</text:p>
                    </text:list-item>
                    <text:list-item>
                      <text:p text:style-name="P5">stupně otevřenosti (<text:a xlink:type="simple" xlink:href="http://www.mvcr.cz/clanek/stupne-otevrenosti-otevrenych-dat.aspx" text:style-name="Internet_20_link" text:visited-style-name="Visited_20_Internet_20_Link">http://www.mvcr.cz/clanek/stupne-otevrenosti-otevrenych-dat.aspx</text:a>)</text:p>
                    </text:list-item>
                    <text:list-item>
                      <text:p text:style-name="P5">poskytovatelé dat: různé orgány státní správy (excel, CSV, XML, ..., RDF?)</text:p>
                    </text:list-item>
                  </text:list>
                </text:list-item>
                <text:list-item>
                  <text:p text:style-name="P5">kriminální statistiky: co je k dispozici a jak je to publikováno =&gt; co by přineslo publikování jako LD?</text:p>
                </text:list-item>
                <text:list-item>
                  <text:p text:style-name="P5">nastolení problému (=&gt; motivace): snažíme se <text:s/>(Klímek, Nečaský, ... opendata.cz) rozšiřovat LD cloud o otevřená data z českých zdrojů (státní správa, veřejné instituce), která mu přidávají na rozmanitosti. Kriminální data jsou proto jen další, náhodně vybranou doménou (dostatečně zajímavou, s výhledem na možnost propojit se zbytkem cloudu), která by šla pokrýt a zpřístupnit (lift the data up) pro použití v (místní? - linked.opendata.cz...ti jsou(? - prověřit) napojeni na globální LD cloud) pavučině linked data (otevřených dat). Je nutné shromáždit data o kriminalitě (ideálně ze všech (veřejně?) dostupných (tištěných?, elektronických – strojově zpracovatelných) zdrojů) a tato data převést (lift up to 4-5 star data; za pomoci existujících nebo vlastních nástrojů) na linked data a publikovat (pro veřejnost? jen pro akademiky? - jsou to pak linked data? asi jo, jen ne otevřená). Jelikož kriminální data ještě nejsou (u nás) zpracována jako LD (4 - 5 star data<text:span text:style-name="T5"><text:note text:id="ftn0" text:note-class="footnote"><text:note-citation>1</text:note-citation><text:note-body><text:p text:style-name="P4"><text:a xlink:type="simple" xlink:href="http://www.mvcr.cz/clanek/stupne-otevrenosti-otevrenych-dat.aspx" text:style-name="Internet_20_link" text:visited-style-name="Visited_20_Internet_20_Link">http://www.mvcr.cz/clanek/stupne-otevrenosti-otevrenych-dat.aspx</text:a></text:p></text:note-body></text:note></text:span>), bude nutné provést pionýrskou práci návrhu vhodné ontologie (názvosloví) jako základ pro další datové sady, které mluví o kriminalitě (kvůli konzistenci =&gt; větší srozumitelnost, neduplicitě a reuse). Aby byla data 5 star, je nutné je propojit s ostatními 4-5 star daty.</text:p>
                  <text:list>
                    <text:list-item>
                      <text:p text:style-name="P5">TODO výše uvedené je jádrem sdělení kapitoly, která říká, o čem bude tahle práce (částečně vlastně jen převyprávěné zadání práce). Kapitola zasazuje zadání do kontextu (otevřená data (definice, stupně otevřenosti – já vlastně dělám lifting již existujících otevřených dat na úroveň 4-5, využití dat, poskytovatelé), linked data (pro reprezentaci otevřených dat, definice, ontologie, propojování linked data, zveřejnění, přístup k ld, konzumace linked data, strojové použití, interaktivní dotazování, vizualizace – to by policajti ocenili (podle pana Stolína))</text:p>
                    </text:list-item>
                  </text:list>
                </text:list-item>
                <text:list-item>
                  <text:p text:style-name="P5">LinkedData jako vhodné publikační paradigma (které problémy řeší; výhody, nevýhody) a RDF jako vhodný model pro popis dat; existující aplikace LinkedData (LOD: DBpedia, opendata.cz, zahraniční projekty); strojové zpracování dat, interaktivní (strojové) dotazování se – pro (alespoň akademickou) veřejnost – napojení na vizualizátory a analytické nástroje)</text:p>
                </text:list-item>
              </text:list>
            </text:list-item>
            <text:list-item>
              <text:p text:style-name="P5">nastínění cílů (ty se probírají podrobně v kapitole o požadavcích) a využití plodů práce</text:p>
            </text:list-item>
          </text:list>
        </text:list-item>
        <text:list-item>
          <text:p text:style-name="P5"><text:soft-page-break/>Technologie a software:</text:p>
          <text:list>
            <text:list-item>
              <text:p text:style-name="P5">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5">zmínit RDF linkování (obecně vše, čemu bude potřeba v pozdějším textu alespoň zhruba rozumět – např. v kapitole o požadavcích se o linkování mluví)</text:p>
            </text:list-item>
            <text:list-item>
              <text:p text:style-name="P5">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5">D2RQ: lze definovat mapping file nad databázovým view? Každý view by mohl odpovídat datové kostce a nad každým view by se dal definovat (a z něj extrahovat) RDF DataCube dataset</text:p>
            </text:list-item>
            <text:list-item>
              <text:p text:style-name="P5">Datalift: pro transformaci dat z různých formátů do RDF; moduly, Java API; jde pro mapping z SQL použít UCanAccess JDBC driver? jde ukládat do souboru? jde ukládat do Virtuosa? jde použít Jena? jde používat moduly z Java kódu?</text:p>
            </text:list-item>
            <text:list-item>
              <text:p text:style-name="P5"><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5">obecné technologie, jazyky, pojmy (XSLT, Java, webové služby (WSDL, SOAP, JAX-WS), JSON, SQL) odbýt v úvodu jako nehodné popisu, maximálně uvést odkazy</text:p>
            </text:list-item>
            <text:list-item>
              <text:p text:style-name="P5">odkazy na technologie (např. na primer dokumenty) formou odkazů na použitou literaturu</text:p>
            </text:list-item>
          </text:list>
        </text:list-item>
        <text:list-item>
          <text:p text:style-name="P5">Existující práce (datasety):</text:p>
          <text:list>
            <text:list-item>
              <text:p text:style-name="P5">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5">konkrétní datasety:</text:p>
              <text:list>
                <text:list-item>
                  <text:p text:style-name="P5">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5"><text:a xlink:type="simple" xlink:href="http://www.bbc.com/news/uk-12330078" text:style-name="Internet_20_link" text:visited-style-name="Visited_20_Internet_20_Link">http://www.bbc.com/news/uk-12330078</text:a></text:p>
                </text:list-item>
              </text:list>
            </text:list-item>
            <text:list-item>
              <text:p text:style-name="P5">zhodnocení datasetů (zajímavosti, přínosy, nedostatky)</text:p>
              <text:list>
                <text:list-item>
                  <text:p text:style-name="P5">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5">zajímavé údaje datasetů: počty policistů v oblasti, příslušnost policistů k útvarům</text:p>
                </text:list-item>
                <text:list-item>
                  <text:p text:style-name="P5"><text:soft-page-break/>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5">Požadavky (vize, seznam požadavků):</text:p>
          <text:list>
            <text:list-item>
              <text:p text:style-name="P5">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5">přehled struktury práce (odkazy z diskuse o požadavcích na kapitoly, které příslušné požadavky řeší)</text:p>
            </text:list-item>
            <text:list-item>
              <text:p text:style-name="P5">vize (jak tak nějak naplnit zadání práce):</text:p>
              <text:list>
                <text:list-item>
                  <text:p text:style-name="P5">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5">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5">specifikace požadavků: detailní a strukturované (číslované kvůli odkazování) shrnutí vize</text:p>
            </text:list-item>
          </text:list>
        </text:list-item>
        <text:list-item>
          <text:p text:style-name="P5">Zdroje (pouze kriminálních? - viz shapefile) dat (tady začíná vlastní práce na dosažení cílů práce):</text:p>
          <text:list>
            <text:list-item>
              <text:p text:style-name="P5">přehled existujících zdrojů dat:</text:p>
              <text:list>
                <text:list-item>
                  <text:p text:style-name="P5">zdroje dat a jejich vztahy:</text:p>
                  <text:list>
                    <text:list-item>
                      <text:p text:style-name="P5">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5">odlišit přístupnost dat: interní, pro akademické účely, veřejná (barevně?)</text:p>
                        </text:list-item>
                        <text:list-item>
                          <text:p text:style-name="P5">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5">v diagramu pak mohu zvýraznit, co použiju: ESSK (osekaný), shapefile</text:p>
                        </text:list-item>
                      </text:list>
                    </text:list-item>
                  </text:list>
                </text:list-item>
                <text:list-item>
                  <text:p text:style-name="P5">závěr: žádná srovnávací tabulka; ideálně zpracovat všechny; vybrán bude ale pouze <text:soft-page-break/>ESSK (pracnost zpracovat ostatní data, ESSK sám o sobě je dost pracný)</text:p>
                </text:list-item>
                <text:list-item>
                  <text:p text:style-name="P5">popsat vztahy mezi vybranými zdroji dat: číselníky ESSK jsou využívány v MDB, kódy útvarů v MDB se dají namapovat na záznamy o těchto útvarech v shapefile</text:p>
                </text:list-item>
              </text:list>
            </text:list-item>
            <text:list-item>
              <text:p text:style-name="P5">Popis vybraných zdrojů: popsat, jak se vybrané zdroje propojí a použijí jako celek</text:p>
              <text:list>
                <text:list-item>
                  <text:p text:style-name="P5">ESSK:</text:p>
                  <text:list>
                    <text:list-item>
                      <text:p text:style-name="P5">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5">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5">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5">problémy:</text:p>
                      <text:list>
                        <text:list-item>
                          <text:p text:style-name="P5">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5"><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5"><text:soft-page-break/>Verzování dat:</text:p>
          <text:list>
            <text:list-item>
              <text:p text:style-name="P5">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5">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5">provázání verzí: nestačí pouze jednosměrné linky, tedy linky na následující verzi? asi jo!!! zpětný link by mohl být pro uživatele, který data prochází a chce se navigovat verzemi jedné entity</text:p>
            </text:list-item>
            <text:list-item>
              <text:p text:style-name="P5">návrh obecného verzovacího schematu:</text:p>
              <text:list>
                <text:list-item>
                  <text:p text:style-name="P5">schéma:</text:p>
                  <text:list>
                    <text:list-item>
                      <text:p text:style-name="P5">diagram: invarianty - <text:s/>U.next_version = V.id právě tehdy, když V.previous_version = U.id ,právě tehdy, když U.valid_to = V.valid_from, U.next_version is null právě tehdy, když U.valid_to = MAX_DATE</text:p>
                    </text:list-item>
                    <text:list-item>
                      <text:p text:style-name="P5">identifikace entity v čase pomocí identifikátoru: diskuse možné implementace (co zvolit jako identifikátor)</text:p>
                    </text:list-item>
                    <text:list-item>
                      <text:p text:style-name="P5">časová platnost intervalem (diskuse hranic intervalu a jejich interpretace)</text:p>
                    </text:list-item>
                    <text:list-item>
                      <text:p text:style-name="P5">provázání verzí: důvody (snadný přepočet intervalu platnosti při aktualizaci)</text:p>
                    </text:list-item>
                    <text:list-item>
                      <text:p text:style-name="P5">konkrétně pro různé druhy dat: kriminální data, geoprostorová data útvarů, geoprostorová data obcí</text:p>
                    </text:list-item>
                    <text:list-item>
                      <text:p text:style-name="P5">oddělování logických datasetů, obsahujících data dané verze, do samostatných celků? (konkrétně např. samostatné RDF datasety)</text:p>
                    </text:list-item>
                  </text:list>
                </text:list-item>
              </text:list>
            </text:list-item>
            <text:list-item>
              <text:p text:style-name="P7"><text:span text:style-name="T1">popis návrhu a implementace </text:span>konkr<text:span text:style-name="T1">étních verzovacích schemat pro konkrétní verzované entity viz další kapitoly</text:span></text:p>
            </text:list-item>
          </text:list>
        </text:list-item>
        <text:list-item>
          <text:p text:style-name="P5">Datový model:</text:p>
          <text:list>
            <text:list-item>
              <text:p text:style-name="P5">co modelovat (struktura zdrojů dat popsána v dřívějších kapitolách): v základu MDB, číselníky a shapefile, později model rozšířen kvůli linkování na externí datasety (zde předeslat toto rozšíření)</text:p>
            </text:list-item>
            <text:list-item>
              <text:p text:style-name="P5">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5">popis navrženého modelu:</text:p>
              <text:list>
                <text:list-item>
                  <text:p text:style-name="P5">diagramy: uvést konvenci – skalární atributy uvedeny na třídě; atributy, které odkazují jiné třídy modelu, pomocí asociace (to je stále UML a pro popis RDF modelu se to hodí, protože to umožňuje přesněji popsat vazby mezi třídami nebo <text:soft-page-break/>objekty (např. kardinalitu))</text:p>
                </text:list-item>
                <text:list-item>
                  <text:p text:style-name="P7"><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5">motivace k vytvoření složitějšího objektového modelu:</text:p>
                  <text:list>
                    <text:list-item>
                      <text:p text:style-name="P7"><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6">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7"><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5">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5">obecný postup popisu:</text:p>
                  <text:list>
                    <text:list-item>
                      <text:p text:style-name="P5">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5">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5">Postupně popsat entity jemněji: trestný čin má atributy (které uvést? všechny, nebo stačí naznačit?) a sestává z (úkony v trestním řízení) a odkazuje (právní kvalifikace) další třídy. Trestný čin má specializované podtřídy (diagram <text:soft-page-break/>hierarchie tříd).</text:p>
                    </text:list-item>
                  </text:list>
                </text:list-item>
                <text:list-item>
                  <text:p text:style-name="P5">Nepopisovat modelování informací RÚIAN obcí a RDF linků (kromě právní kvalifikace?) na LOD (bude v následující kapitole).</text:p>
                </text:list-item>
                <text:list-item>
                  <text:p text:style-name="P7"><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5">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5">verzovací schéma:</text:p>
              <text:list>
                <text:list-item>
                  <text:p text:style-name="P5">možné přístupy: viz paper o provázání verzí a určení časové platnosti verze pomocí DC Terms atributů (diskuse: provázání verzí pomocí dct:hasVersion možná není úplně vhodné)</text:p>
                  <text:list>
                    <text:list-item>
                      <text:p text:style-name="P5">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5">implementace verzování pro trestné činy, útvary, obce (...datasety? - nebo až v další kapitole o uložení dat?), číselníky (mírně odlišné)<text:span text:style-name="T4">;</text:span> (diagramy)</text:p>
                    </text:list-item>
                  </text:list>
                </text:list-item>
                <text:list-item>
                  <text:p text:style-name="P5">ukázka práce s verzovanými daty</text:p>
                </text:list-item>
                <text:list-item>
                  <text:p text:style-name="P5">údržba schematu viz další kapitoly (extrakce a publikace dat)</text:p>
                </text:list-item>
              </text:list>
            </text:list-item>
            <text:list-item>
              <text:p text:style-name="P5">Implementace modelu:</text:p>
              <text:list>
                <text:list-item>
                  <text:p text:style-name="P5">abstraktní model je v UML (EA, nemusím uvádět, je dost známý), konkrétní RDF model (popsaný pomocí RDFS) se generuje (uml<text:span text:style-name="T4">2rdf, </text:span>uvést odkaz)</text:p>
                  <text:list>
                    <text:list-item>
                      <text:p text:style-name="P5">přínosy: výhody UML a související sady nástrojů; možnost generovat skripty realizující extrakci dat (viz dále kapitolu o extrakci dat)</text:p>
                    </text:list-item>
                    <text:list-item>
                      <text:p text:style-name="P5">nedostatky: některé konstrukty RDF v UML nejsou: (subproperties, nutno manuálně)</text:p>
                    </text:list-item>
                  </text:list>
                </text:list-item>
              </text:list>
            </text:list-item>
          </text:list>
        </text:list-item>
        <text:list-item>
          <text:p text:style-name="P5">Extrakce a aktualizace dat:</text:p>
          <text:list>
            <text:list-item>
              <text:p text:style-name="P5">rekapitulace datového modelu:</text:p>
              <text:list>
                <text:list-item>
                  <text:p text:style-name="P5">validace datového modelu, konkrétně toho, že (správně) pokrývá informace obsažené ve zdrojových datech ("nic (z toho, co se mělo zachovat – co se vypustilo?) se neztratilo v překladu")</text:p>
                  <text:list>
                    <text:list-item>
                      <text:p text:style-name="P5">co ze zdrojových dat datový model nepokrývá? např. údaje z číselníků (útvary – dokument číselníku vůbec nezpracován, místo toho použit shapefile – odůvodnit!!!)</text:p>
                    </text:list-item>
                  </text:list>
                </text:list-item>
                <text:list-item>
                  <text:p text:style-name="P5">nastínit (vizuálně) zamýšlené mapování zdrojových dat na datový model</text:p>
                  <text:list>
                    <text:list-item>
                      <text:p text:style-name="P5">(např. ks_zapistc na crime:TrestnyCin, shapefile na útvary, dokumenty číselníků na SKOS schemata): od této vizualizace se odvíjí popis, co se bude na co <text:soft-page-break/>extrahovat;</text:p>
                    </text:list-item>
                    <text:list-item>
                      <text:p text:style-name="P5">popsat zachování vztahů existujících mezi zdrojovými daty na vztahy v datovém modelu: MDB s číselníky jako dokumentací na RDF trestných činů odkazující na SKOS číselníky; MDB záznamy obsahující kód útvaru na záznamy těchto útvarů v shapefile a reprezentace této vazby v RDF (crime:TrestnyCin a crime:Utvar)</text:p>
                    </text:list-item>
                  </text:list>
                </text:list-item>
                <text:list-item>
                  <text:p text:style-name="P5">cíl: určit co, odkud a na co extrahovat =&gt; obecný proces extrakce a konkrétní implementace</text:p>
                </text:list-item>
              </text:list>
            </text:list-item>
            <text:list-item>
              <text:p text:style-name="P5">proces extrakce (aneb jak provést naznačené mapování ze zdrojových dat do datového modelu)</text:p>
              <text:list>
                <text:list-item>
                  <text:p text:style-name="P5">obecně:</text:p>
                  <text:list>
                    <text:list-item>
                      <text:p text:style-name="P5">požadavky:</text:p>
                      <text:list>
                        <text:list-item>
                          <text:p text:style-name="P5">přenesena musí být všechna požadovaná data (=&gt; testy?; co nebude přeneseno? <text:span text:style-name="T4">- </text:span>např. atributy s nevalidními hodnotami)</text:p>
                        </text:list-item>
                        <text:list-item>
                          <text:p text:style-name="P5">přenést verzovací informace nutné k udržení verzovacího schematu</text:p>
                        </text:list-item>
                        <text:list-item>
                          <text:p text:style-name="P5">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5">cílový formát je RDF: jaké existují nástroje pro převod z MDB, shapefile a HTML nebo CSV?</text:p>
                        </text:list-item>
                      </text:list>
                    </text:list-item>
                    <text:list-item>
                      <text:p text:style-name="P5">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upraví intervaly pro předcházející, nově vloženou i navazující verzi, a upraví linky mezi verzemi, aby chronologicky navazovaly – ke snadnému výpočtu nových intervalů platnosti slouží právě provázání verzí)</text:p>
                    </text:list-item>
                    <text:list-item>
                      <text:p text:style-name="P5">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5">popsat pomocí diagramů nebo pseudo<text:span text:style-name="T4">-</text:span>kódu s dodatečným komentářem</text:p>
                </text:list-item>
                <text:list-item>
                  <text:p text:style-name="P5">konkrétně:</text:p>
                  <text:list>
                    <text:list-item>
                      <text:p text:style-name="P5">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a verze dat.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5"><text:soft-page-break/>k extrakci použit tzv. modul, modul umí provádět určitý druh transformace, stačilo by definovat moduly a z Java kódu utility se na ně odkazovat a nechat Datalift provádět transformaci podle definice modulu (jde to?)</text:p>
                        </text:list-item>
                        <text:list-item>
                          <text:p text:style-name="P5">Dořešit: jak přidat verzovací atributy? Šlo by zase SPARQL skriptem nad raw daty. Jak se používá Java API? Jak provést update verzovacího schematu – provést pomocí JENA SPARQL update nad Virtuosím SPARQL endpointem?</text:p>
                        </text:list-item>
                        <text:list-item>
                          <text:p text:style-name="P5">Přípravná fáze nad raw daty (normalizace, předpočítání hodnot) lze udělat Dataliftem a SPARQL.</text:p>
                        </text:list-item>
                        <text:list-item>
                          <text:p text:style-name="P5">Výstupy Datalift API: lze do souboru? Nebo jen do interního RDF store? Já bych potřeboval do souboru nebo do externího Virtuoso RDF store.</text:p>
                        </text:list-item>
                      </text:list>
                    </text:list-item>
                    <text:list-item>
                      <text:p text:style-name="P5">ESSK:</text:p>
                      <text:list>
                        <text:list-item>
                          <text:p text:style-name="P5">mapování z MDB na RDF atributy: D2RQ mapping file</text:p>
                        </text:list-item>
                        <text:list-item>
                          <text:p text:style-name="P5">konverze do MySQL a založení instance MySQL (nastavit možnost přístupu k databázi pro uživatele, který provádí import)</text:p>
                        </text:list-item>
                        <text:list-item>
                          <text:p text:style-name="P5">proces extrakce:</text:p>
                          <text:list>
                            <text:list-item>
                              <text:p text:style-name="P5">normalizace databáze (schéma: doplnění sloupců, vyplnění defaultními hodnotami)</text:p>
                            </text:list-item>
                            <text:list-item>
                              <text:p text:style-name="P5">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5">útvary:</text:p>
                      <text:list>
                        <text:list-item>
                          <text:p text:style-name="P5">SHP =<text:span text:style-name="T4">&gt; </text:span>(nejlépe command-line utilit<text:span text:style-name="T4">ou</text:span>) <text:span text:style-name="T4">=&gt;</text:span> GML =&gt; (XSLT) =&gt; RDF =&gt; aktualizace verzovacích informací</text:p>
                        </text:list-item>
                        <text:list-item>
                          <text:p text:style-name="P5">mapování mezi atributy útvarů v SHP a RDF atributy (lze i do příloh)</text:p>
                        </text:list-item>
                      </text:list>
                    </text:list-item>
                    <text:list-item>
                      <text:p text:style-name="P5">dokumenty číselníků</text:p>
                    </text:list-item>
                  </text:list>
                </text:list-item>
              </text:list>
            </text:list-item>
            <text:list-item>
              <text:p text:style-name="P5">implementace extrakce RDF: možnost generování mapping file pro extrakci z DB pomocí tagged values na třídách a atributech UML modelu:</text:p>
              <text:list>
                <text:list-item>
                  <text:list>
                    <text:list-item>
                      <text:p text:style-name="P5">třída: v tag value je definice class-map</text:p>
                    </text:list-item>
                    <text:list-item>
                      <text:p text:style-name="P5">property: v tag value je definice property bridge</text:p>
                    </text:list-item>
                    <text:list-item>
                      <text:p text:style-name="P5">z XMI by pomocí XSLT šlo extrahovat výsledný mapping file (TODO nastudovat strukturu XMI)</text:p>
                    </text:list-item>
                  </text:list>
                </text:list-item>
              </text:list>
            </text:list-item>
          </text:list>
        </text:list-item>
        <text:list-item>
          <text:p text:style-name="P5">Uložení a publikace datasetu:</text:p>
          <text:list>
            <text:list-item>
              <text:p text:style-name="P5">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úrovni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5"><text:soft-page-break/>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5">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5">rozdělení dat do named graphs: diagram s rozdělením datasetů do jednotlivých named graphs; využití named graphs v SPARQL (service description: default graph, named graphs), příklad SPARQL nad named graphs</text:p>
            </text:list-item>
            <text:list-item>
              <text:p text:style-name="P5">nasazení dat (ontologie, útvary, trestné činy, obce; <text:span text:style-name="T4">ver</text:span>zovací údaje) do RDF Store </text:p>
            </text:list-item>
            <text:list-item>
              <text:p text:style-name="P5">named graphs: rozdělení datasetů do named graphs (pro účely SPARQL dotazování)</text:p>
            </text:list-item>
            <text:list-item>
              <text:p text:style-name="P5">deployment dat do RDF Store</text:p>
              <text:list>
                <text:list-item>
                  <text:p text:style-name="P5">implementace: přenos souborů do DirsAllowed adresáře Virtuosa a isql load (lze paralelizovat); DB Conductor jako alternativa</text:p>
                </text:list-item>
                <text:list-item>
                  <text:p text:style-name="P5">aktualizace verzovacího schematu (SPARQL UPDATE skript nad SPARQL endpointem, možné využít nástroje od Klímka, který umožní výsledky SPARQL uložit v požadovaném named grafu)</text:p>
                </text:list-item>
              </text:list>
            </text:list-item>
            <text:list-item>
              <text:p text:style-name="P5">publikace a konzumace dat:</text:p>
              <text:list>
                <text:list-item>
                  <text:p text:style-name="P5">SPARQL endpointy (jeden k dotazování se, druhý k aktualizaci dat, např. verzovacího schematu)</text:p>
                </text:list-item>
                <text:list-item>
                  <text:p text:style-name="P5">příklady SPARQL dotazů a jejich výsledků i s interpretací (použití defaultního a pojmenovaných grafů)</text:p>
                </text:list-item>
                <text:list-item>
                  <text:p text:style-name="P5">alternativní způsob publikace: RDF data-dumps (ttl, n3): možnost stáhnout pomocí informací ve VOID file (ukázka příslušné sekce VOID file)</text:p>
                </text:list-item>
              </text:list>
            </text:list-item>
          </text:list>
        </text:list-item>
        <text:list-item>
          <text:p text:style-name="P5">Propojení datasetu na externí LD:</text:p>
          <text:list>
            <text:list-item>
              <text:p text:style-name="P5">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5">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text:soft-page-break/>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hypertext<text:span text:style-name="T4"> </text:span>a <text:span text:style-name="T4">LD nejsou v konfliktu, </text:span>jedno slouží (jako bezprostředním konzumentům) lidem, druhé strojům</text:p>
            </text:list-item>
            <text:list-item>
              <text:p text:style-name="P5">identifikovat možné vazby mezi datasetem a externími zdroji (vizualizovat – naznačit vazby "do světa" na externí datasety z různých atributů, popisek vazby reflektuje její význam a naznačuje tak způsob využití; odkazované entity naznač i s jejich strukturou, třeba pár zajímavými atributy – sugesce možnosti zajímavě propojovat informace; komentář k diagramu popisuje stručně identifikované typy vazeb a jejich možné využití):</text:p>
              <text:list>
                <text:list-item>
                  <text:p text:style-name="P5">útvary =&gt; RÚIAN (na obce, protože jsou známější jednotky než policejní útvary): diagram: tr. čin (kód útvaru) -&gt; útvar (hranice útvaru) -&gt; obec (hranice obce)</text:p>
                </text:list-item>
                <text:list-item>
                  <text:p text:style-name="P5">místo narození pachatele: možnost párovat na dataset RÚIAN podle názvu (obce? města?), ale data jsou chybová =&gt; neimplementovat (pracné; <text:span text:style-name="T4">d</text:span>ůvody; <text:span text:style-name="T4">na</text:span>znač v diagramu nějak přeškrtnuté)</text:p>
                </text:list-item>
                <text:list-item>
                  <text:p text:style-name="P5">zákony: právní kvalifikace (dataset zákonů)</text:p>
                </text:list-item>
                <text:list-item>
                  <text:p text:style-name="P5">stát spáchání, státní příslušnost pachatele: mapování přes anglický název státu na Dbpedia</text:p>
                </text:list-item>
                <text:list-item>
                  <text:p text:style-name="P5">další: zaměstnání, pozice v zaměstnání, úroveň vzdělání</text:p>
                </text:list-item>
              </text:list>
            </text:list-item>
            <text:list-item>
              <text:p text:style-name="P5">popsat jednotlivé typy vazeb: ve zvláštních podkapitolách (co podkapitola, to typ vazby nebo externí dataset – např. dataset zákonů); podkapitola zachycuje popis zdrojových dat (např. RÚIAN a odkazovaných datasetů – Dbpedia, dataset zákonů, dataset RÚIAN,), vazeb a datasetů,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5">verzování (např. obce): co verzovat</text:p>
            </text:list-item>
            <text:list-item>
              <text:p text:style-name="P5">datový model: rozšíření datového modelu o nové RDF predikáty (a někde i třídy – viz lokální proxy pro obce); návrh a implementace verzovacího schematu</text:p>
            </text:list-item>
            <text:list-item>
              <text:p text:style-name="P5">popis extrakce linků a souvisejících dat:</text:p>
              <text:list>
                <text:list-item>
                  <text:p text:style-name="P5">typy vazeb:</text:p>
                  <text:list>
                    <text:list-item>
                      <text:p text:style-name="P5">RÚIAN (nově ideálně Dataliftem): (implementace) zjednodušit, neprovádět shlukování (lze transformovat každý OB_<text:span text:style-name="T4">UKSH soubor</text:span>) a třídění podle typu územní jednotky (RUIANExtractor)</text:p>
                      <text:list>
                        <text:list-item>
                          <text:p text:style-name="P5">stažení požadovaných VFR souborů, extrakce do XML, transformace pomocí XSLT do RDF</text:p>
                        </text:list-item>
                      </text:list>
                    </text:list-item>
                    <text:list-item>
                      <text:p text:style-name="P5">útvary na obce prolinkovat pomocí geosparql operátorů (intersects)</text:p>
                    </text:list-item>
                    <text:list-item>
                      <text:p text:style-name="P5">zákony: pomocí D2RQ (již hotovo v rámcie extrakce dat ESSK, zde se uvede jen pro úplnost)</text:p>
                    </text:list-item>
                    <text:list-item>
                      <text:p text:style-name="P5">státy: pomocí SQL nebo SPARQL; manuálně</text:p>
                    </text:list-item>
                  </text:list>
                </text:list-item>
                <text:list-item>
                  <text:p text:style-name="P5"><text:soft-page-break/>extrakce verzovacích informací</text:p>
                </text:list-item>
              </text:list>
            </text:list-item>
            <text:list-item>
              <text:p text:style-name="P5">uložení dat: organizace extrahovaných RDF linků do linksetů, organizace pomocných dat do pomocných datasetů (RÚIAN obce)</text:p>
            </text:list-item>
            <text:list-item>
              <text:p text:style-name="P5">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5">Aplikace:</text:p>
          <text:list>
            <text:list-item>
              <text:p text:style-name="P5">vývoj na Androidu: věnovat malou sekci - Eclipse <text:span text:style-name="T4">+ ADT, struktura projektu, </text:span>API a knihovny Androidu, <text:span text:style-name="T4">aktivity, </text:span>API level; <text:span text:style-name="T4">resources, APK, application market a dal</text:span>ší</text:p>
            </text:list-item>
            <text:list-item>
              <text:p text:style-name="P5">popsat klasické etapy vývoje SW: požadavky, analýza, návrh, implementace, nasazení, test (viz kniha o UML)</text:p>
            </text:list-item>
            <text:list-item>
              <text:p text:style-name="P5">požadavky: </text:p>
              <text:list>
                <text:list-item>
                  <text:p text:style-name="P5">vize</text:p>
                </text:list-item>
                <text:list-item>
                  <text:p text:style-name="P5">analýza požadavků (funkční, nefunkční):</text:p>
                  <text:list>
                    <text:list-item>
                      <text:p text:style-name="P5">předpoklady o prostředí? (např. dostupnost připojení na Internet, dostupnost GPS, použití na území ČR atd.) chtělo by to před specifikaci vyplývajících požadavků (do analýzy požadavků nebo před ni?)</text:p>
                    </text:list-item>
                    <text:list-item>
                      <text:p text:style-name="P5">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5">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5">analýza:</text:p>
              <text:list>
                <text:list-item>
                  <text:p text:style-name="P5">use-case diagramy (=&gt; pokrytí funkčních požadavků)</text:p>
                  <text:list>
                    <text:list-item>
                      <text:p text:style-name="P5">identifikace (vzniká analýzou požadavků a možných uživatelů aplikace):</text:p>
                      <text:list>
                        <text:list-item>
                          <text:p text:style-name="P5">cíl: pokrývají fuknční požadavky</text:p>
                        </text:list-item>
                        <text:list-item>
                          <text:p text:style-name="P5">např.: zobrazit index pro daný útvar, časový interval (a trestný čin)<text:span text:style-name="T4">; </text:span>zobrazit informaci o územní příslušnosti trestných činů; zobrazit informaci o vývoji trestné činnosti v čase</text:p>
                        </text:list-item>
                        <text:list-item>
                          <text:p text:style-name="P5">aktéři: koncový uživatel (člověk), systém (mobilní aplikace <text:span text:style-name="T4">+ slu</text:span>žba)</text:p>
                        </text:list-item>
                      </text:list>
                    </text:list-item>
                    <text:list-item>
                      <text:p text:style-name="P5">analýza (rozmyšlení, co je nutno k tomu, aby se daly implementovat):</text:p>
                      <text:list>
                        <text:list-item>
                          <text:p text:style-name="P5">poskytovaná data: statistiky (objasněnost, index, trend, vývoj trestné činnosti v čase): jak je získat z dostupných dat</text:p>
                        </text:list-item>
                      </text:list>
                    </text:list-item>
                    <text:list-item>
                      <text:p text:style-name="P5">co use-cases pro službu? vyplynou už zde, nebo až později (např. ve fázi návrhu aplikace...): služba je implementační detail a jako aktér v use-case diagramech (nejspíš) nevystupuje (určitě?)</text:p>
                    </text:list-item>
                  </text:list>
                </text:list-item>
                <text:list-item>
                  <text:p text:style-name="P5"><text:soft-page-break/>doménový model (vzniká analýzou use-case diagramů): hlavní třídy domény (je to aplikovatelné na moji aplikaci?)</text:p>
                </text:list-item>
                <text:list-item>
                  <text:p text:style-name="P5">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5">definice ukazatelů kriminality (index, objasněnost, trend)</text:p>
                </text:list-item>
                <text:list-item>
                  <text:p text:style-name="P5">diskuse: konfigurace</text:p>
                </text:list-item>
              </text:list>
            </text:list-item>
            <text:list-item>
              <text:p text:style-name="P5">návrh:</text:p>
              <text:list>
                <text:list-item>
                  <text:p text:style-name="P5">platforma, architektura řešení (diagram v Ilustraci 5), komponenty systému (aplikace, knihovna, služba)</text:p>
                </text:list-item>
                <text:list-item>
                  <text:p text:style-name="P5">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5">dynamický popis systému:</text:p>
                  <text:list>
                    <text:list-item>
                      <text:p text:style-name="P5">sekvenční diagramy, diagramy objektové spolupráce: popis implementace metod služby</text:p>
                    </text:list-item>
                    <text:list-item>
                      <text:p text:style-name="P5">stavové diagramy: např. přechody mezi aktivitami, nahrávání dat, reakce na změnu polohy</text:p>
                    </text:list-item>
                  </text:list>
                </text:list-item>
                <text:list-item>
                  <text:p text:style-name="P7">slu<text:span text:style-name="T1">žba: webová služba speciálně pro aplikaci), popis rozhraní (formálně ve WSDL, jak slovně?)</text:span></text:p>
                </text:list-item>
                <text:list-item>
                  <text:p text:style-name="P5">mobilní klient: wireframe model obrazovek aplikace: u každé obrazovky je popsáno, co se na ní dá dělat a co zobrazuje; jsou popsány přechody mezi obrazovkami</text:p>
                </text:list-item>
                <text:list-item>
                  <text:p text:style-name="P5">konfigurace: co bude konfigurovatelné, kdo poskytuje konfiguraci (soubor VOID, soubor .properties), změny za běhu aplikace</text:p>
                </text:list-item>
              </text:list>
            </text:list-item>
            <text:list-item>
              <text:p text:style-name="P5">implementace:</text:p>
              <text:list>
                <text:list-item>
                  <text:p text:style-name="P5">popisy implementace jednotlivých komponent aplikace: služba, knihovna, mobilní aplikace</text:p>
                </text:list-item>
                <text:list-item>
                  <text:p text:style-name="P5">služba: javová JAX-WS webová služba, vývoj shora (WSDL generováno z kódu)</text:p>
                </text:list-item>
                <text:list-item>
                  <text:p text:style-name="P5">seskupení tříd: packages</text:p>
                  <text:list>
                    <text:list-item>
                      <text:p text:style-name="P5">přehled všech packages:</text:p>
                      <text:list>
                        <text:list-item>
                          <text:p text:style-name="P5">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5">popis jedné package:</text:p>
                      <text:list>
                        <text:list-item>
                          <text:p text:style-name="P5">jaké služby nabízí, příklad užití tříd package?</text:p>
                        </text:list-item>
                      </text:list>
                    </text:list-item>
                  </text:list>
                </text:list-item>
                <text:list-item>
                  <text:p text:style-name="P5">konfigurace aplikace: jak konkrétně implementováno (properties soubor, VOID, configuration storage Android aplikace)</text:p>
                </text:list-item>
                <text:list-item>
                  <text:p text:style-name="P5">použité knihovny: jak byly použity</text:p>
                </text:list-item>
                <text:list-item>
                  <text:p text:style-name="P5">organizace vývoje: popis projektů pro vývoj lze dát do přílohy jako součást <text:soft-page-break/>programátorské dokumentace</text:p>
                </text:list-item>
              </text:list>
            </text:list-item>
            <text:list-item>
              <text:p text:style-name="P5">release:</text:p>
              <text:list>
                <text:list-item>
                  <text:p text:style-name="P5">druhy release:</text:p>
                  <text:list>
                    <text:list-item>
                      <text:p text:style-name="P5">pro testování, produkční</text:p>
                    </text:list-item>
                    <text:list-item>
                      <text:p text:style-name="P5">rozdíly v releasech: způsob logování chyb, konfigurace pro test a produkci</text:p>
                    </text:list-item>
                  </text:list>
                </text:list-item>
                <text:list-item>
                  <text:p text:style-name="P5">forma release:</text:p>
                  <text:list>
                    <text:list-item>
                      <text:p text:style-name="P5">služba: WAR pro Tomcat; <text:span text:style-name="T4">popis bal</text:span>íku (konf. soubor, deployment descriptor, skripty, knihovny)</text:p>
                    </text:list-item>
                    <text:list-item>
                      <text:p text:style-name="P5">mobilní aplikace: APK pro Android</text:p>
                    </text:list-item>
                  </text:list>
                </text:list-item>
              </text:list>
            </text:list-item>
            <text:list-item>
              <text:p text:style-name="P5">nasazení:</text:p>
              <text:list>
                <text:list-item>
                  <text:p text:style-name="P5">služba: JAX-WS webová služba jako javovský servlet na servlet containeru Tomcat</text:p>
                </text:list-item>
                <text:list-item>
                  <text:p text:style-name="P5">mobilní aplikace jako aplikace na zařízení Android s přístupem k Internetu a k poloze</text:p>
                </text:list-item>
                <text:list-item>
                  <text:p text:style-name="P5">konfigurace aplikace: popis konkrétního nastavení aplikace (test, production: odkaz na endpoint služby, odkazy na SPARQL endpointy), ukázky konfigurace, ukázky alternativních konfigurací</text:p>
                </text:list-item>
              </text:list>
            </text:list-item>
            <text:list-item>
              <text:p text:style-name="P5">testování:</text:p>
              <text:list>
                <text:list-item>
                  <text:p text:style-name="P5">druhy:</text:p>
                  <text:list>
                    <text:list-item>
                      <text:p text:style-name="P5">uživatelské (někdo se projede s aplikací tramvají)</text:p>
                    </text:list-item>
                    <text:list-item>
                      <text:p text:style-name="P5">vývojářské (unit testy (určitě?); na testovacím zařízení se simulací poloh)</text:p>
                    </text:list-item>
                  </text:list>
                </text:list-item>
                <text:list-item>
                  <text:p text:style-name="P5">testovací zařízení: můj mobil, tátův a Láskův tablet</text:p>
                </text:list-item>
              </text:list>
            </text:list-item>
            <text:list-item>
              <text:p text:style-name="P5">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5">Zhodnocení:</text:p>
          <text:list>
            <text:list-item>
              <text:p text:style-name="P5">problémy: stará neaktuální data, není zajištěna pravidelná aktualizace (ESSK), nebo je obtížná (shapefile)</text:p>
            </text:list-item>
            <text:list-item>
              <text:p text:style-name="P5">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5">porovnání s existujícími pracemi (hlavně datasety, aplikace)</text:p>
            </text:list-item>
            <text:list-item>
              <text:p text:style-name="P5">diskuse možných rozšíření (dataset, prostorová data, aplikace)</text:p>
            </text:list-item>
          </text:list>
        </text:list-item>
        <text:list-item>
          <text:p text:style-name="P5">přílohy:</text:p>
          <text:list>
            <text:list-item>
              <text:p text:style-name="P5">ESSK:</text:p>
              <text:list>
                <text:list-item>
                  <text:p text:style-name="P5">popis formulářů: přiložit scany formulářů a okomentovat je (platnost formuláře a číselníků, povinnost položek (hvězdička))</text:p>
                  <text:list>
                    <text:list-item>
                      <text:p text:style-name="P5">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5"><text:soft-page-break/>Aplikace: programátorská dokumentace (např. popis struktury projektu pro vývoj v Eclipse), uživatelská dokumentace (nebo linky na web?), deployment (stažení, instalace, konfigurace, update), testování (uživatelské, programátorské)</text:p>
            </text:list-item>
            <text:list-item>
              <text:p text:style-name="P5">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5">Zkratky: RDF, RDFS, ESSK</text:p>
        </text:list-item>
        <text:list-item>
          <text:p text:style-name="P5">Tabulky a obrázky (např. scany formulářů, mapování položek formulářů na sloupce tabulek v předaném MDB)</text:p>
        </text:list-item>
        <text:list-item>
          <text:p text:style-name="P5">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5">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5">Použitá literatura: odkazy na články (Chris Bizer, primer dokumenty ontologií, SPARQL a RDF)</text:p>
        </text:list-item>
      </text:list>
      <text:h text:style-name="Heading_20_1" text:outline-level="1">TODO</text:h>
      <text:list xml:id="list28448270" text:continue-numbering="true" text:style-name="L1">
        <text:list-item>
          <text:p text:style-name="P5">GeoSPARQL a podpora ve Virtuoso <text:s/>(abych nemusel skladovat data o geometrii útvarů a obcí v PostgreSQL, ale přímo ve Virtuoso)</text:p>
        </text:list-item>
        <text:list-item>
          <text:p text:style-name="P5">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28427869" text:continue-numbering="true" text:style-name="L1">
        <text:list-item>
          <text:p text:style-name="P5">zbytečně podrobná: popis existujících prací, popis zdrojů dat o kriminalitě, příliš mnoho křížových odkazů</text:p>
        </text:list-item>
        <text:list-item>
          <text:p text:style-name="P5">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5"><text:soft-page-break/>členění do (pod)kapitol: příliš členité, příliš krátké (pod)kapitoly a odstavce</text:p>
        </text:list-item>
        <text:list-item>
          <text:p text:style-name="P5">obrázky: málo diagramů (popis extrakce dat, aktualizace dat, publikace dat)</text:p>
        </text:list-item>
        <text:list-item>
          <text:p text:style-name="P5">tabulky: příliš mnoho tabulek</text:p>
        </text:list-item>
        <text:list-item>
          <text:p text:style-name="P5">příliš obecné a abstraktní popisy (účel je zkrátit text, ale ubere se tím na srozumitelnosti)</text:p>
        </text:list-item>
        <text:list-item>
          <text:p text:style-name="P5">dlouhé názvy kapitol</text:p>
        </text:list-item>
        <text:list-item>
          <text:p text:style-name="P5">často opakovaná slova (příslušný(á, é)), fráze: <text:span text:style-name="T4">(</text:span>"jak je popsána v<text:span text:style-name="T4">")</text:span></text:p>
        </text:list-item>
        <text:list-item>
          <text:p text:style-name="P5">krkolomné názvy tabulek a obrázků: např. "Tabulka 16: Atributy útvarů PČR v shapefile pro mapu území útvarů PČR"</text:p>
        </text:list-item>
        <text:list-item>
          <text:p text:style-name="P5">nejasnosti: fráze <text:span text:style-name="T4">("</text:span>prostorové rozšíření<text:span text:style-name="T4">"</text:span>, <text:span text:style-name="T4">"</text:span>prostorová data<text:span text:style-name="T4">")</text:span></text:p>
        </text:list-item>
        <text:list-item>
          <text:p text:style-name="P5">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5">nekonzistence: pojmenování <text:span text:style-name="T4">("</text:span>sekce<text:span text:style-name="T4">"</text:span> vs <text:span text:style-name="T4">"</text:span>podkapitola<text:span text:style-name="T4">")</text:span></text:p>
        </text:list-item>
        <text:list-item>
          <text:p text:style-name="P7">m<text:span text:style-name="T1">álo pseudokódu (pro popis procesů a algoritmů)</text:span></text:p>
        </text:list-item>
        <text:list-item>
          <text:p text:style-name="P5">málo příkladů (např. entit datového modelu, odkazovaných entit: zákonů, států, obcí)</text:p>
        </text:list-item>
        <text:list-item>
          <text:p text:style-name="P5">málo ukázkových výpisů z konfiguračních (VOID, konfigurace služby a aplikace, mapping file) a jiných souborů (např. VFR)</text:p>
        </text:list-item>
      </text:list>
      <text:h text:style-name="P1" text:outline-level="2">Úvod</text:h>
      <text:list xml:id="list28438457" text:continue-numbering="true" text:style-name="L1">
        <text:list-item>
          <text:p text:style-name="P5">hrubé vymezení cílů práce (vize)</text:p>
        </text:list-item>
      </text:list>
      <text:h text:style-name="P1" text:outline-level="2">Použité technologie</text:h>
      <text:list xml:id="list28435008" text:continue-numbering="true" text:style-name="L1">
        <text:list-item>
          <text:p text:style-name="P5">zkrátit</text:p>
        </text:list-item>
      </text:list>
      <text:h text:style-name="Heading_20_2" text:outline-level="2">Extrakce dat</text:h>
      <text:list xml:id="list28452507" text:continue-numbering="true" text:style-name="L1">
        <text:list-item>
          <text:p text:style-name="P3">používat bash skripty? to není přenositelné (např. na Windows je nutné mít mingw nebo cygwin): nahradit např. Javou?</text:p>
        </text:list-item>
        <text:list-item>
          <text:p text:style-name="P5">pouze extrakce obcí</text:p>
        </text:list-item>
        <text:list-item>
          <text:p text:style-name="P3"><text:span text:style-name="T1">z </text:span>XML rovnou do RDF, ne s mezikrokem do SQL</text:p>
        </text:list-item>
        <text:list-item>
          <text:p text:style-name="P5">extrakční skripty a další nástroje: odstranit nepotřebné a lépe roztřídit do adresářů</text:p>
        </text:list-item>
      </text:list>
      <text:h text:style-name="P1" text:outline-level="2">Aplikace</text:h>
      <text:list xml:id="list28446392" text:continue-numbering="true" text:style-name="L1">
        <text:list-item>
          <text:p text:style-name="P5">Služba: formální definice ukazatelů do sekce analýzy; chtělo by to napsat v TeXu</text:p>
        </text:list-item>
        <text:list-item>
          <text:p text:style-name="P5">celková architektura: asi nesprávně používány UML elementy (např. CrimeMonitorClient asi nesplňuje definici komponenty)</text:p>
        </text:list-item>
        <text:list-item>
          <text:p text:style-name="P5">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text:soft-page-break/>na celkový popis kořenové package (raději podrobněji popsat sub-package)</text:p>
        </text:list-item>
      </text:list>
      <text:h text:style-name="P2" text:outline-level="1"><text:bookmark-start text:name="__RefHeading__772_1626784970"/>Poznámky<text:bookmark-end text:name="__RefHeading__772_1626784970"/></text:h>
      <text:list xml:id="list28433437" text:continue-numbering="true" text:style-name="L1">
        <text:list-item>
          <text:p text:style-name="P5">LaTeX (užité prvky =&gt; procvičit?):</text:p>
          <text:list>
            <text:list-item>
              <text:p text:style-name="P5">tabulky: formátovaný obsah buněk, slučování řádků, sloupců a buněk, tabulky přes více stránek (opakování záhlaví a zápatí), popisek tabulky, šířka sloupce, zalamování textu</text:p>
            </text:list-item>
            <text:list-item>
              <text:p text:style-name="P5">seznamy, prosté výčty, definice, víceúrovňové</text:p>
            </text:list-item>
            <text:list-item>
              <text:p text:style-name="P5">poznámky pod čarou, křížové a hypertextové odkazy, záložky</text:p>
            </text:list-item>
            <text:list-item>
              <text:p text:style-name="P5">obrázky</text:p>
            </text:list-item>
            <text:list-item>
              <text:p text:style-name="P5">styly písma: neproporcionální, kurzíva, tučné, podtržené, výpisy zdrojového kódu</text:p>
            </text:list-item>
          </text:list>
        </text:list-item>
        <text:list-item>
          <text:p text:style-name="P5">ESSK:</text:p>
          <text:list>
            <text:list-item>
              <text:p text:style-name="P5">kvalifikace trestných činů: kráděž kvalifikovaná jako souběh není (podle TSK, které odpovídá hlavní kvalifikaci) ve statistikách počítána jako krádež. To zkresluje statistiky.</text:p>
            </text:list-item>
            <text:list-item>
              <text:p text:style-name="P5">v prověřování: způsob ukončení <text:span text:style-name="T4">&lt;&gt; '4'</text:span></text:p>
            </text:list-item>
            <text:list-item>
              <text:p text:style-name="P5"><text:span text:style-name="T4">objasn</text:span>ěné tr. činy: t24a_zpu in ('1', '2', '7', '8', '9')</text:p>
            </text:list-item>
            <text:list-item>
              <text:p text:style-name="P5">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6DT10H55M10S</meta:editing-duration>
    <meta:editing-cycles>79</meta:editing-cycles>
    <meta:generator>OpenOffice/4.1.1$Win32 OpenOffice.org_project/411m6$Build-9775</meta:generator>
    <dc:date>2016-02-19T08:26:18.02</dc:date>
    <dc:creator>Tomáš Beňák</dc:creator>
    <meta:document-statistic meta:table-count="0" meta:image-count="0" meta:object-count="0" meta:page-count="17" meta:paragraph-count="295" meta:word-count="6412" meta:character-count="43665"/>
    <meta:user-defined meta:name="Info 1"/>
    <meta:user-defined meta:name="Info 2"/>
    <meta:user-defined meta:name="Info 3"/>
    <meta:user-defined meta:name="Info 4"/>
  </office:meta>
</office:document-meta>
</file>